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499cm"/>
      <style:text-properties fo:font-size="10pt" fo:language="en" fo:country="AU" style:font-size-asian="10pt" style:font-size-complex="10pt"/>
    </style:style>
    <style:style style:name="P2" style:family="paragraph" style:parent-style-name="Text_20_body">
      <style:paragraph-properties style:line-height-at-least="0.499cm" fo:padding="0.049cm" fo:border="0.06pt solid #d9d9e3"/>
      <style:text-properties fo:font-size="10pt" fo:language="en" fo:country="AU" style:font-size-asian="10pt" style:font-size-complex="10pt"/>
    </style:style>
    <style:style style:name="P3" style:family="paragraph" style:parent-style-name="Text_20_body">
      <style:paragraph-properties style:line-height-at-least="0.499cm" fo:padding="0.049cm" fo:border="0.06pt solid #d9d9e3"/>
      <style:text-properties fo:font-size="10pt" fo:language="en" fo:country="AU" officeooo:paragraph-rsid="001a05a5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 style:line-height-at-least="0.499cm" fo:padding="0.049cm" fo:border="0.06pt solid #d9d9e3"/>
      <style:text-properties fo:font-size="10pt" fo:language="en" fo:country="AU" style:font-size-asian="10pt" style:font-size-complex="10pt"/>
    </style:style>
    <style:style style:name="P5" style:family="paragraph" style:parent-style-name="Text_20_body" style:list-style-name="L1">
      <style:paragraph-properties style:line-height-at-least="0.499cm" fo:padding="0.049cm" fo:border="0.06pt solid #d9d9e3"/>
      <style:text-properties fo:font-size="10pt" fo:language="en" fo:country="AU" style:font-size-asian="10pt" style:font-size-complex="10pt"/>
    </style:style>
    <style:style style:name="P6" style:family="paragraph" style:parent-style-name="Text_20_body">
      <style:paragraph-properties style:line-height-at-least="0.499cm" fo:padding="0.049cm" fo:border="0.06pt solid #d9d9e3"/>
      <style:text-properties fo:font-size="10pt" fo:language="en" fo:country="AU" officeooo:paragraph-rsid="001b03db" style:font-size-asian="10pt" style:font-size-complex="10pt"/>
    </style:style>
    <style:style style:name="T1" style:family="text">
      <style:text-properties officeooo:rsid="001a05a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 <text:bookmark-start text:name="__DdeLink__2118_2505873636"/>Train Ticket<text:bookmark-end text:name="__DdeLink__2118_2505873636"/> Booking System</text:p>
      <text:p text:style-name="P2">I want an online train ticket booking system where passengers can browse train schedules, book tickets and manage their bookings.</text:p>
      <text:p text:style-name="P3">Each train should have a train ID, name, departure time,arrival time, origin station, estination station, and ticket price.</text:p>
      <text:p text:style-name="P6"><text:span text:style-name="T1">Trains</text:span> can be of the type <text:span text:style-name="T1">passenger</text:span>, <text:span text:style-name="T1">freight</text:span>, or <text:span text:style-name="T1">high-speed</text:span>.</text:p>
      <text:p text:style-name="P3">Passengers should have a name, address, email, and phone number.</text:p>
      <text:p text:style-name="P3">Bookings should have a booking ID, date, train ID, passenger ID, number of tickets, and total price.</text:p>
      <text:p text:style-name="P6"/>
      <text:p text:style-name="P6">LOGIC: For statistic purposes, we would like to know:</text:p>
      <text:list xml:id="list1377213021" text:style-name="L1">
        <text:list-item>
          <text:p text:style-name="P4">How many tickets were booked for each train.</text:p>
        </text:list-item>
        <text:list-item>
          <text:p text:style-name="P4">Create a function that retrieves all trains with a ticket price less than a certain amount.</text:p>
        </text:list-item>
        <text:list-item>
          <text:p text:style-name="P4">Create a function that shows which passenger booked the most tickets in the last month.</text:p>
        </text:list-item>
        <text:list-item>
          <text:p text:style-name="P5">Create a function that checks which train was booked the most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2:58:35.163216994</meta:creation-date>
    <dc:date>2023-05-03T19:07:04.372467844</dc:date>
    <meta:editing-duration>PT4H17M48S</meta:editing-duration>
    <meta:editing-cycles>1</meta:editing-cycles>
    <meta:document-statistic meta:table-count="0" meta:image-count="0" meta:object-count="0" meta:page-count="1" meta:paragraph-count="11" meta:word-count="143" meta:character-count="850" meta:non-whitespace-character-count="722"/>
    <meta:generator>LibreOffice/7.3.7.2$Linux_X86_64 LibreOffice_project/30$Build-2</meta:generator>
  </office:meta>
</office:document-meta>
</file>